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99a" officeooo:paragraph-rsid="0013d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 </text:p>
      <text:p text:style-name="P1"><text:tab/>articles</text:p>
      <text:p text:style-name="P1"><text:tab/><text:tab/>art_reference</text:p>
      <text:p text:style-name="P1"><text:tab/><text:tab/>art_nom</text:p>
      <text:p text:style-name="P1"><text:tab/><text:tab/>art_prixvente</text:p>
      <text:p text:style-name="P1"><text:tab/><text:tab/>art_stock</text:p>
      <text:p text:style-name="P1"><text:tab/><text:tab/>constructeur</text:p>
      <text:p text:style-name="P1"><text:tab/><text:tab/>getters</text:p>
      <text:p text:style-name="P1"><text:tab/><text:tab/>setters(sauf pour reference)</text:p>
      <text:p text:style-name="P1"><text:tab/>StockProgram</text:p>
      <text:p text:style-name="P1"><text:tab/>Menu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0:19:13.535000000</meta:creation-date>
    <dc:date>2023-10-04T10:26:28.711000000</dc:date>
    <meta:editing-duration>PT7M15S</meta:editing-duration>
    <meta:editing-cycles>1</meta:editing-cycles>
    <meta:document-statistic meta:table-count="0" meta:image-count="0" meta:object-count="0" meta:page-count="1" meta:paragraph-count="12" meta:word-count="14" meta:character-count="142" meta:non-whitespace-character-count="119"/>
    <meta:generator>LibreOffice/7.4.1.2$Windows_X86_64 LibreOffice_project/3c58a8f3a960df8bc8fd77b461821e42c061c5f0</meta:generator>
  </office:meta>
</office:document-meta>
</file>